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25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444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-color="#5983b0" draw:textarea-horizontal-align="justify" draw:textarea-vertical-align="middle" draw:auto-grow-height="false" fo:min-height="1cm" fo:min-width="11.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7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.629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style:text-properties fo:color="#999999" loext:opacity="100%"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4" style:family="paragraph">
      <loext:graphic-properties draw:fill-color="#ffffff"/>
    </style:style>
    <style:style style:name="T1" style:family="text">
      <style:text-properties fo:color="#158466" loext:opacity="100%"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4cm" svg:height="13cm" svg:x="2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cm" svg:y="1.538cm">
          <draw:text-box>
            <text:p text:style-name="P3">View</text:p>
          </draw:text-box>
        </draw:frame>
        <draw:line draw:style-name="gr4" draw:text-style-name="P5" draw:layer="layout" svg:x1="2cm" svg:y1="2.5cm" svg:x2="26cm" svg:y2="2.5cm">
          <text:p/>
        </draw:line>
        <draw:custom-shape draw:style-name="gr5" draw:text-style-name="P6" draw:layer="layout" svg:width="5cm" svg:height="1cm" svg:x="7.5cm" svg:y="3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3.038cm">
          <draw:text-box>
            <text:p>DevA</text:p>
          </draw:text-box>
        </draw:frame>
        <draw:custom-shape draw:style-name="gr6" draw:text-style-name="P8" draw:layer="layout" svg:width="17cm" svg:height="4cm" svg:x="7.5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11.5cm">
          <draw:text-box>
            <text:p>Messages</text:p>
          </draw:text-box>
        </draw:frame>
        <draw:frame draw:style-name="gr7" draw:text-style-name="P9" draw:layer="layout" svg:width="17cm" svg:height="0.839cm" svg:x="7.5cm" svg:y="10cm">
          <draw:text-box>
            <text:p text:style-name="P9">12/06 16:28 <text:s text:c="2"/>Start downloading profile</text:p>
          </draw:text-box>
        </draw:frame>
        <draw:frame draw:style-name="gr8" draw:text-style-name="P10" draw:layer="layout" svg:width="17cm" svg:height="0.839cm" svg:x="7.5cm" svg:y="10.806cm">
          <draw:text-box>
            <text:p text:style-name="P9">12/06 16:29 <text:s text:c="2"/>Finish downloading profile</text:p>
          </draw:text-box>
        </draw:frame>
        <draw:frame draw:style-name="gr9" draw:text-style-name="P10" draw:layer="layout" svg:width="17cm" svg:height="0.855cm" svg:x="7.5cm" svg:y="11.645cm">
          <draw:text-box>
            <text:p text:style-name="P9">12/06 16:30 <text:s text:c="2"/>Flashing...</text:p>
          </draw:text-box>
        </draw:frame>
        <draw:frame draw:style-name="gr3" draw:text-style-name="P7" draw:layer="layout" svg:width="4cm" svg:height="0.962cm" svg:x="3cm" svg:y="5.5cm">
          <draw:text-box>
            <text:p>Progress</text:p>
          </draw:text-box>
        </draw:frame>
        <draw:custom-shape draw:style-name="gr10" draw:text-style-name="P11" draw:layer="layout" svg:width="11.5cm" svg:height="1cm" svg:x="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cm" svg:height="1cm" svg:x="7.546cm" svg:y="5.5cm">
          <text:p text:style-name="P3">71%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8cm">
          <draw:text-box>
            <text:p>Result</text:p>
          </draw:text-box>
        </draw:frame>
        <draw:custom-shape draw:style-name="gr5" draw:text-style-name="P6" draw:layer="layout" svg:width="5cm" svg:height="1cm" svg:x="7.5cm" svg:y="8cm">
          <text:p text:style-name="P6">OK <text:s text:c="3"/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1cm" svg:x="14.31cm" svg:y="8.023cm">
          <text:p text:style-name="P6">Fail <text:s text:c="3"/><text:span text:style-name="T2">X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1cm" svg:height="0.962cm" svg:x="13.5cm" svg:y="3cm">
          <draw:text-box>
            <text:p text:style-name="P12">VComm3, 115200, N, 8, 1 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6:53:17.380480339</dc:date>
    <meta:editing-duration>PT1H23M30S</meta:editing-duration>
    <meta:editing-cycles>18</meta:editing-cycles>
    <meta:generator>LibreOffice/7.4.7.2$Linux_X86_64 LibreOffice_project/40$Build-2</meta:generator>
    <meta:document-statistic meta:object-count="48"/>
  </office:meta>
</office:document-meta>
</file>